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268.84pt"/>
    </style:style>
    <style:style style:name="co4" style:family="table-column">
      <style:table-column-properties fo:break-before="auto" style:column-width="204.01pt"/>
    </style:style>
    <style:style style:name="co5" style:family="table-column">
      <style:table-column-properties fo:break-before="auto" style:column-width="197.86pt"/>
    </style:style>
    <style:style style:name="co6" style:family="table-column">
      <style:table-column-properties fo:break-before="auto" style:column-width="12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option2</text:p>
          </table:table-cell>
          <table:table-cell office:value-type="string" calcext:value-type="string">
            <text:p>option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lt;option value=”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&lt;/option&gt;</text:p>
          </table:table-cell>
          <table:table-cell office:value-type="float" office:value="1" calcext:value-type="float">
            <text:p>1</text:p>
          </table:table-cell>
          <table:table-cell table:formula="of:=COM.MICROSOFT.CONCAT([.$B$2]; [.$A2];[.$C$2];[.A2];[.$D$2])" office:value-type="string" office:string-value="&lt;option value=”a“&gt;a&lt;/option&gt;" calcext:value-type="string">
            <text:p>&lt;option value=”a“&gt;a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ndshel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M.MICROSOFT.CONCAT([.$B$2]; [.$A3];[.$C$2];[.A3];[.$D$2])" office:value-type="string" office:string-value="&lt;option value=”Bandshell“&gt;Bandshell&lt;/option&gt;" calcext:value-type="string">
            <text:p>&lt;option value=”Bandshell“&gt;Bandshell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ub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M.MICROSOFT.CONCAT([.$B$2]; [.$A4];[.$C$2];[.A4];[.$D$2])" office:value-type="string" office:string-value="&lt;option value=”Club“&gt;Club&lt;/option&gt;" calcext:value-type="string">
            <text:p>&lt;option value=”Club“&gt;Club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lleg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M.MICROSOFT.CONCAT([.$B$2]; [.$A5];[.$C$2];[.A5];[.$D$2])" office:value-type="string" office:string-value="&lt;option value=”College“&gt;College&lt;/option&gt;" calcext:value-type="string">
            <text:p>&lt;option value=”College“&gt;College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cert Hal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M.MICROSOFT.CONCAT([.$B$2]; [.$A6];[.$C$2];[.A6];[.$D$2])" office:value-type="string" office:string-value="&lt;option value=”Concert Hall“&gt;Concert Hall&lt;/option&gt;" calcext:value-type="string">
            <text:p>&lt;option value=”Concert Hall“&gt;Concert Hall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erahous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M.MICROSOFT.CONCAT([.$B$2]; [.$A7];[.$C$2];[.A7];[.$D$2])" office:value-type="string" office:string-value="&lt;option value=”Operahouse“&gt;Operahouse&lt;/option&gt;" calcext:value-type="string">
            <text:p>&lt;option value=”Operahouse“&gt;Operahouse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M.MICROSOFT.CONCAT([.$B$2]; [.$A8];[.$C$2];[.A8];[.$D$2])" office:value-type="string" office:string-value="&lt;option value=”Other“&gt;Other&lt;/option&gt;" calcext:value-type="string">
            <text:p>&lt;option value=”Other“&gt;Other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ivat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M.MICROSOFT.CONCAT([.$B$2]; [.$A9];[.$C$2];[.A9];[.$D$2])" office:value-type="string" office:string-value="&lt;option value=”Private“&gt;Private&lt;/option&gt;" calcext:value-type="string">
            <text:p>&lt;option value=”Private“&gt;Private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diu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M.MICROSOFT.CONCAT([.$B$2]; [.$A10];[.$C$2];[.A10];[.$D$2])" office:value-type="string" office:string-value="&lt;option value=”Stadium“&gt;Stadium&lt;/option&gt;" calcext:value-type="string">
            <text:p>&lt;option value=”Stadium“&gt;Stadium&lt;/option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ate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M.MICROSOFT.CONCAT([.$B$2]; [.$A11];[.$C$2];[.A11];[.$D$2])" office:value-type="string" office:string-value="&lt;option value=”Theater“&gt;Theater&lt;/option&gt;" calcext:value-type="string">
            <text:p>&lt;option value=”Theater“&gt;Theater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COM.MICROSOFT.CONCAT([.$B$2]; [.$A12];[.$C$2];[.A12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COM.MICROSOFT.CONCAT([.$B$2]; [.$A13];[.$C$2];[.A13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COM.MICROSOFT.CONCAT([.$B$2]; [.$A14];[.$C$2];[.A14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COM.MICROSOFT.CONCAT([.$B$2]; [.$A15];[.$C$2];[.A15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COM.MICROSOFT.CONCAT([.$B$2]; [.$A16];[.$C$2];[.A16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COM.MICROSOFT.CONCAT([.$B$2]; [.$A17];[.$C$2];[.A17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COM.MICROSOFT.CONCAT([.$B$2]; [.$A18];[.$C$2];[.A18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COM.MICROSOFT.CONCAT([.$B$2]; [.$A19];[.$C$2];[.A19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COM.MICROSOFT.CONCAT([.$B$2]; [.$A20];[.$C$2];[.A20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COM.MICROSOFT.CONCAT([.$B$2]; [.$A21];[.$C$2];[.A21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COM.MICROSOFT.CONCAT([.$B$2]; [.$A22];[.$C$2];[.A22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COM.MICROSOFT.CONCAT([.$B$2]; [.$A23];[.$C$2];[.A23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COM.MICROSOFT.CONCAT([.$B$2]; [.$A24];[.$C$2];[.A24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COM.MICROSOFT.CONCAT([.$B$2]; [.$A25];[.$C$2];[.A25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COM.MICROSOFT.CONCAT([.$B$2]; [.$A26];[.$C$2];[.A26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COM.MICROSOFT.CONCAT([.$B$2]; [.$A27];[.$C$2];[.A27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COM.MICROSOFT.CONCAT([.$B$2]; [.$A28];[.$C$2];[.A28];[.$D$2])" office:value-type="string" office:string-value="&lt;option value=”“&gt;&lt;/option&gt;" calcext:value-type="string">
            <text:p>&lt;option value=”“&gt;&lt;/option&gt;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08:43:18.813224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8:43:19.998380815</meta:creation-date>
    <meta:editing-duration>PT4M6S</meta:editing-duration>
    <meta:editing-cycles>2</meta:editing-cycles>
    <meta:generator>LibreOffice/5.2.2.2$Linux_X86_64 LibreOffice_project/20m0$Build-2</meta:generator>
    <dc:date>2016-11-16T08:47:25.466217109</dc:date>
    <meta:document-statistic meta:table-count="1" meta:cell-count="73" meta:object-count="0"/>
  </office:meta>
</office:document-meta>
</file>